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style:font-name="FreeSans" fo:font-size="16pt" officeooo:rsid="0018c6a7" officeooo:paragraph-rsid="0018c6a7" style:font-size-asian="16pt" style:font-size-complex="16pt"/>
    </style:style>
    <style:style style:name="P2" style:family="paragraph" style:parent-style-name="Text_20_body" style:master-page-name="">
      <loext:graphic-properties draw:fill="none"/>
      <style:paragraph-properties fo:margin-left="-0.499cm" fo:margin-right="0cm" fo:margin-top="0.106cm" fo:margin-bottom="0.212cm" loext:contextual-spacing="false" fo:line-height="115%" fo:text-align="start" style:justify-single-word="false" fo:text-indent="0cm" style:auto-text-indent="false" style:page-number="auto" fo:background-color="transparent"/>
      <style:text-properties style:font-name="FreeSans" fo:font-size="15pt" fo:font-weight="normal" officeooo:rsid="0018c6a7" officeooo:paragraph-rsid="0018c6a7" style:font-size-asian="13.1000003814697pt" style:font-weight-asian="normal" style:font-size-complex="15pt" style:font-weight-complex="normal"/>
    </style:style>
    <style:style style:name="P3" style:family="paragraph" style:parent-style-name="Title">
      <loext:graphic-properties draw:fill="none"/>
      <style:paragraph-properties fo:margin-left="-0.499cm" fo:margin-right="0cm" fo:margin-top="0.423cm" fo:margin-bottom="0.212cm" loext:contextual-spacing="false" fo:text-align="start" style:justify-single-word="false" fo:text-indent="0cm" style:auto-text-indent="false" fo:background-color="transparent"/>
      <style:text-properties style:font-name="FreeSans" fo:font-size="24pt" officeooo:rsid="001ac6c2" officeooo:paragraph-rsid="001ac6c2" style:font-size-asian="24pt" style:font-size-complex="24pt"/>
    </style:style>
    <style:style style:name="P4" style:family="paragraph" style:parent-style-name="Title" style:master-page-name="">
      <loext:graphic-properties draw:fill="none"/>
      <style:paragraph-properties fo:margin-left="-0.499cm" fo:margin-right="0cm" fo:margin-top="0.423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style:font-name="FreeSans" fo:font-size="24pt" officeooo:rsid="001a9c41" officeooo:paragraph-rsid="001ac6c2" style:font-size-asian="24pt" style:font-size-complex="24pt"/>
    </style:style>
    <style:style style:name="P5" style:family="paragraph" style:parent-style-name="Subtitle">
      <style:paragraph-properties fo:text-align="start" style:justify-single-word="false">
        <style:tab-stops>
          <style:tab-stop style:position="0cm"/>
          <style:tab-stop style:position="0.688cm"/>
        </style:tab-stops>
      </style:paragraph-properties>
    </style:style>
    <style:style style:name="P6" style:family="paragraph" style:parent-style-name="Text_20_body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1ac6c2" officeooo:paragraph-rsid="001ac6c2" style:font-size-asian="12pt" style:font-size-complex="12pt"/>
    </style:style>
    <style:style style:name="P7" style:family="paragraph" style:parent-style-name="Title" style:master-page-name="">
      <loext:graphic-properties draw:fill="none"/>
      <style:paragraph-properties fo:margin-left="-0.499cm" fo:margin-right="-0.4cm" fo:margin-top="0.222cm" fo:margin-bottom="0.011cm" loext:contextual-spacing="false" fo:text-align="start" style:justify-single-word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fo:font-size="30pt" officeooo:rsid="00179209" officeooo:paragraph-rsid="00179209" style:font-size-asian="30pt" style:font-size-complex="30pt"/>
    </style:style>
    <style:style style:name="P8" style:family="paragraph" style:parent-style-name="Title" style:master-page-name="">
      <loext:graphic-properties draw:fill="none"/>
      <style:paragraph-properties fo:margin-left="-0.499cm" fo:margin-right="-0.4cm" fo:margin-top="0.423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fo:font-size="24pt" style:font-size-asian="24pt" style:font-size-complex="24pt"/>
    </style:style>
    <style:style style:name="P9" style:family="paragraph" style:parent-style-name="Heading_20_1" style:master-page-name="">
      <loext:graphic-properties draw:fill="none"/>
      <style:paragraph-properties fo:margin-left="-0.499cm" fo:margin-right="-0.499cm" fo:margin-top="0cm" fo:margin-bottom="0cm" loext:contextual-spacing="false" fo:text-indent="0cm" style:auto-text-indent="false" style:page-number="auto" fo:background-color="transparent" fo:keep-with-next="always"/>
      <style:text-properties officeooo:paragraph-rsid="001820b0"/>
    </style:style>
    <style:style style:name="P10" style:family="paragraph" style:parent-style-name="Heading_20_1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/>
      <style:text-properties style:font-name="FreeSans" fo:font-size="11pt" fo:font-weight="bold" officeooo:rsid="00179209" officeooo:paragraph-rsid="001820b0" style:font-size-asian="11pt" style:font-weight-asian="bold" style:font-size-complex="11pt" style:font-weight-complex="bold"/>
    </style:style>
    <style:style style:name="P11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style:font-name="FreeSans" fo:font-size="16pt" officeooo:rsid="001a9c41" officeooo:paragraph-rsid="001ac6c2" style:font-size-asian="16pt" style:font-size-complex="16pt"/>
    </style:style>
    <style:style style:name="P12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fo:font-size="16pt" officeooo:rsid="001db91b" officeooo:paragraph-rsid="001db91b" style:font-size-asian="16pt" style:font-size-complex="16pt"/>
    </style:style>
    <style:style style:name="P13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fo:font-size="16pt" fo:font-weight="normal" officeooo:rsid="001e3c9a" officeooo:paragraph-rsid="001e3c9a" style:font-size-asian="16pt" style:font-weight-asian="normal" style:font-size-complex="16pt" style:font-weight-complex="normal"/>
    </style:style>
    <style:style style:name="P14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fo:font-size="16pt" officeooo:rsid="001f4d65" officeooo:paragraph-rsid="001f4d65" style:font-size-asian="16pt" style:font-size-complex="16pt"/>
    </style:style>
    <style:style style:name="P15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style:font-name="FreeSans" fo:font-size="16pt" officeooo:rsid="00219de9" officeooo:paragraph-rsid="00219de9" style:font-size-asian="16pt" style:font-size-complex="16pt"/>
    </style:style>
    <style:style style:name="P16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style:font-name="FreeSans" fo:font-size="16pt" officeooo:rsid="0025ded8" officeooo:paragraph-rsid="0025ded8" style:font-size-asian="16pt" style:font-size-complex="16pt"/>
    </style:style>
    <style:style style:name="P17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style:font-name="FreeSans" fo:font-size="16pt" officeooo:rsid="00273cfb" officeooo:paragraph-rsid="00273cfb" style:font-size-asian="16pt" style:font-size-complex="16pt"/>
    </style:style>
    <style:style style:name="P18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style:font-name="FreeSans" fo:font-size="16pt" officeooo:rsid="002946ee" officeooo:paragraph-rsid="002946ee" style:font-size-asian="16pt" style:font-size-complex="16pt"/>
    </style:style>
    <style:style style:name="P19" style:family="paragraph" style:parent-style-name="Subtitle" style:master-page-name="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style:page-number="auto" fo:background-color="transparent" fo:keep-with-next="always"/>
      <style:text-properties style:font-name="FreeSans" fo:font-size="16pt" officeooo:rsid="002946ee" officeooo:paragraph-rsid="002946ee" style:font-size-asian="16pt" style:font-size-complex="16pt"/>
    </style:style>
    <style:style style:name="P20" style:family="paragraph" style:parent-style-name="Text_20_body" style:list-style-name="">
      <loext:graphic-properties draw:fill="none"/>
      <style:paragraph-properties fo:margin-left="-0.499cm" fo:margin-right="0cm" fo:margin-top="0cm" fo:margin-bottom="0cm" loext:contextual-spacing="false" fo:text-indent="0cm" style:auto-text-indent="false" fo:background-color="transparent"/>
      <style:text-properties style:font-name="FreeSans" fo:font-size="11pt" fo:font-weight="bold" officeooo:rsid="00179209" officeooo:paragraph-rsid="001820b0" style:font-size-asian="11pt" style:font-weight-asian="bold" style:font-size-complex="11pt" style:font-weight-complex="bold"/>
    </style:style>
    <style:style style:name="P21" style:family="paragraph" style:parent-style-name="Text_20_body">
      <loext:graphic-properties draw:fill="none"/>
      <style:paragraph-properties fo:margin-left="-0.499cm" fo:margin-right="0cm" fo:margin-top="0.106cm" fo:margin-bottom="0.212cm" loext:contextual-spacing="false" fo:text-align="start" style:justify-single-word="false" fo:text-indent="0cm" style:auto-text-indent="false" fo:background-color="transparent"/>
      <style:text-properties style:font-name="FreeSans" fo:font-size="16pt" officeooo:rsid="0023f3c7" officeooo:paragraph-rsid="0023f3c7" style:font-size-asian="16pt" style:font-size-complex="16pt"/>
    </style:style>
    <style:style style:name="P22" style:family="paragraph" style:parent-style-name="Text_20_body" style:list-style-name="L1">
      <loext:graphic-properties draw:fill="none"/>
      <style:paragraph-properties fo:margin-top="0.106cm" fo:margin-bottom="0.212cm" loext:contextual-spacing="false" fo:text-align="start" style:justify-single-word="false" fo:background-color="transparent">
        <style:tab-stops>
          <style:tab-stop style:position="0cm"/>
        </style:tab-stops>
      </style:paragraph-properties>
      <style:text-properties style:font-name="FreeSans" fo:font-size="12pt" officeooo:rsid="001e3c9a" officeooo:paragraph-rsid="001e3c9a" style:font-size-asian="12pt" style:font-size-complex="12pt"/>
    </style:style>
    <style:style style:name="P23" style:family="paragraph" style:parent-style-name="Text_20_body" style:list-style-name="L3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1f4d65" officeooo:paragraph-rsid="001f4d65" style:font-size-asian="12pt" style:font-size-complex="12pt"/>
    </style:style>
    <style:style style:name="P24" style:family="paragraph" style:parent-style-name="Text_20_body" style:list-style-name="L3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1fbb5d" officeooo:paragraph-rsid="001fbb5d" style:font-size-asian="12pt" style:font-size-complex="12pt"/>
    </style:style>
    <style:style style:name="P25" style:family="paragraph" style:parent-style-name="Text_20_body" style:list-style-name="L5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09966" officeooo:paragraph-rsid="00209966" style:font-size-asian="12pt" style:font-size-complex="12pt"/>
    </style:style>
    <style:style style:name="P26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19de9" officeooo:paragraph-rsid="00219de9" style:font-size-asian="12pt" style:font-size-complex="12pt"/>
    </style:style>
    <style:style style:name="P27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2e9a4" officeooo:paragraph-rsid="0022e9a4" style:font-size-asian="12pt" style:font-size-complex="12pt"/>
    </style:style>
    <style:style style:name="P28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3f3c7" officeooo:paragraph-rsid="0023f3c7" style:font-size-asian="12pt" style:font-size-complex="12pt"/>
    </style:style>
    <style:style style:name="P29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5ded8" officeooo:paragraph-rsid="0025ded8" style:font-size-asian="12pt" style:font-size-complex="12pt"/>
    </style:style>
    <style:style style:name="P30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73cfb" officeooo:paragraph-rsid="00273cfb" style:font-size-asian="12pt" style:font-size-complex="12pt"/>
    </style:style>
    <style:style style:name="P31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7f9b6" officeooo:paragraph-rsid="0027f9b6" style:font-size-asian="12pt" style:font-size-complex="12pt"/>
    </style:style>
    <style:style style:name="P32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946ee" officeooo:paragraph-rsid="002946ee" style:font-size-asian="12pt" style:font-size-complex="12pt"/>
    </style:style>
    <style:style style:name="P33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officeooo:rsid="00299e93" officeooo:paragraph-rsid="00299e93" style:font-size-asian="12pt" style:font-size-complex="12pt"/>
    </style:style>
    <style:style style:name="P34" style:family="paragraph" style:parent-style-name="Text_20_body" style:list-style-name="L2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fo:font-weight="normal" officeooo:rsid="001e3c9a" officeooo:paragraph-rsid="001e3c9a" style:font-size-asian="12pt" style:font-weight-asian="normal" style:font-size-complex="12pt" style:font-weight-complex="normal"/>
    </style:style>
    <style:style style:name="P35" style:family="paragraph" style:parent-style-name="Text_20_body" style:list-style-name="L2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style:font-name="FreeSans" fo:font-size="12pt" fo:font-weight="normal" officeooo:rsid="001f4d65" officeooo:paragraph-rsid="001f4d65" style:font-size-asian="12pt" style:font-weight-asian="normal" style:font-size-complex="12pt" style:font-weight-complex="normal"/>
    </style:style>
    <style:style style:name="P36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officeooo:paragraph-rsid="0025ded8"/>
    </style:style>
    <style:style style:name="P37" style:family="paragraph" style:parent-style-name="Text_20_body" style:list-style-name="L6">
      <loext:graphic-properties draw:fill="none"/>
      <style:paragraph-properties fo:margin-top="0.106cm" fo:margin-bottom="0.212cm" loext:contextual-spacing="false" fo:text-align="start" style:justify-single-word="false" fo:background-color="transparent"/>
      <style:text-properties officeooo:paragraph-rsid="0027f9b6"/>
    </style:style>
    <style:style style:name="T1" style:family="text">
      <style:text-properties officeooo:rsid="00179209"/>
    </style:style>
    <style:style style:name="T2" style:family="text">
      <style:text-properties style:text-underline-style="none" officeooo:rsid="00179209"/>
    </style:style>
    <style:style style:name="T3" style:family="text">
      <style:text-properties fo:font-size="11pt" fo:font-weight="bold" officeooo:rsid="00179209" style:font-size-asian="11pt" style:font-weight-asian="bold" style:font-size-complex="11pt" style:font-weight-complex="bold"/>
    </style:style>
    <style:style style:name="T4" style:family="text">
      <style:text-properties style:font-name="FreeSans" fo:font-size="12pt" officeooo:rsid="0025ded8" style:font-size-asian="12pt" style:font-size-complex="12pt"/>
    </style:style>
    <style:style style:name="T5" style:family="text">
      <style:text-properties style:font-name="FreeSans" fo:font-size="12pt" officeooo:rsid="00273cfb" style:font-size-asian="12pt" style:font-size-complex="12pt"/>
    </style:style>
    <style:style style:name="T6" style:family="text">
      <style:text-properties style:font-name="FreeSans" fo:font-size="12pt" officeooo:rsid="0027f9b6" style:font-size-asian="12pt" style:font-size-complex="12pt"/>
    </style:style>
    <style:style style:name="T7" style:family="text">
      <style:text-properties style:font-name="FreeSans" fo:font-size="12pt" officeooo:rsid="0027f9b6" fo:background-color="#ffff00" loext:char-shading-value="0" style:font-size-asian="12pt" style:font-size-complex="12pt"/>
    </style:style>
    <style:style style:name="T8" style:family="text">
      <style:text-properties style:font-name="FreeSans" fo:font-size="12pt" officeooo:rsid="0027f9b6" fo:background-color="#ffff00" loext:char-shading-value="0" style:font-size-asian="12pt" style:font-size-complex="12pt"/>
    </style:style>
    <style:style style:name="T9" style:family="text">
      <style:text-properties style:font-name="FreeSans" fo:font-size="12pt" officeooo:rsid="0025ded8" fo:background-color="#ffff00" loext:char-shading-value="0" style:font-size-asian="12pt" style:font-size-complex="12pt"/>
    </style:style>
    <style:style style:name="T10" style:family="text">
      <style:text-properties style:font-name="FreeSans" fo:font-size="12pt" officeooo:rsid="0025ded8" fo:background-color="#ffff00" loext:char-shading-value="0" style:font-size-asian="12pt" style:font-size-complex="12pt"/>
    </style:style>
    <style:style style:name="T11" style:family="text">
      <style:text-properties style:font-name="FreeSans" fo:font-size="12pt" officeooo:rsid="00273cfb" fo:background-color="#ffff00" loext:char-shading-value="0" style:font-size-asian="12pt" style:font-size-complex="12pt"/>
    </style:style>
    <style:style style:name="T12" style:family="text">
      <style:text-properties style:font-name="FreeSans" fo:font-size="12pt" officeooo:rsid="00273cfb" fo:background-color="#ffff00" loext:char-shading-value="0" style:font-size-asian="12pt" style:font-size-complex="12pt"/>
    </style:style>
    <style:style style:name="T13" style:family="text">
      <style:text-properties officeooo:rsid="001e3c9a"/>
    </style:style>
    <style:style style:name="T14" style:family="text">
      <style:text-properties officeooo:rsid="001fbb5d"/>
    </style:style>
    <style:style style:name="T15" style:family="text">
      <style:text-properties officeooo:rsid="00209966"/>
    </style:style>
    <style:style style:name="T16" style:family="text">
      <style:text-properties officeooo:rsid="00219de9"/>
    </style:style>
    <style:style style:name="T17" style:family="text">
      <style:text-properties officeooo:rsid="0022e9a4"/>
    </style:style>
    <style:style style:name="T18" style:family="text">
      <style:text-properties officeooo:rsid="0023f3c7"/>
    </style:style>
    <style:style style:name="T19" style:family="text">
      <style:text-properties officeooo:rsid="0025ded8"/>
    </style:style>
    <style:style style:name="T20" style:family="text">
      <style:text-properties officeooo:rsid="00299e93"/>
    </style:style>
    <style:style style:name="T21" style:family="text">
      <style:text-properties fo:background-color="#ffff00" loext:char-shading-value="0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299e93" fo:background-color="#ffff00" loext:char-shading-value="0"/>
    </style:style>
    <style:style style:name="T24" style:family="text">
      <style:text-properties officeooo:rsid="00299e93" fo:background-color="#ffff00" loext:char-shading-value="0"/>
    </style:style>
    <style:style style:name="T25" style:family="text">
      <style:text-properties officeooo:rsid="00219de9" fo:background-color="#ffff00" loext:char-shading-value="0"/>
    </style:style>
    <style:style style:name="T26" style:family="text">
      <style:text-properties officeooo:rsid="00219de9" fo:background-color="#ffff00" loext:char-shading-value="0"/>
    </style:style>
    <style:style style:name="T27" style:family="text">
      <style:text-properties officeooo:rsid="001fbb5d" fo:background-color="#ffff00" loext:char-shading-value="0"/>
    </style:style>
    <style:style style:name="T28" style:family="text">
      <style:text-properties officeooo:rsid="001fbb5d" fo:background-color="#ffff00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2aaf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cm" fo:text-indent="-0.635cm" fo:margin-left="0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irudh Sharma<text:tab/><text:tab/><text:tab/><text:tab/><text:tab/> <text:s text:c="3"/>Python</text:p>
      <text:h text:style-name="P9" text:outline-level="1"><text:a xlink:type="simple" xlink:href="mailto:anirudh.ina.aa@gmail.com" text:style-name="Internet_20_link" text:visited-style-name="Visited_20_Internet_20_Link"><text:span text:style-name="T2">anirudh.ina.aa@gmail.com</text:span></text:a><text:span text:style-name="T1"><text:tab/> <text:s text:c="25"/></text:span><text:span text:style-name="T3">github.com/anirudhforhire20</text:span></text:h>
      <text:h text:style-name="P10" text:outline-level="1">linkedin.com/in/anirudh-sharma-7732481b9</text:h>
      <text:h text:style-name="P20" text:outline-level="1"/>
      <text:h text:style-name="P20" text:outline-level="1"/>
      <text:h text:style-name="P20" text:outline-level="1"/>
      <text:p text:style-name="P8">Experience</text:p>
      <text:p text:style-name="P12">Worked on <text:span text:style-name="T13">web portfolio</text:span></text:p>
      <text:list xml:id="list3540578897" text:style-name="L1">
        <text:list-item>
          <text:p text:style-name="P22">Designed highly <text:span text:style-name="T22">complex frontend components</text:span> and styles.</text:p>
        </text:list-item>
        <text:list-item>
          <text:p text:style-name="P22">Created an <text:span text:style-name="T22">interpreter </text:span>and “<text:span text:style-name="T22">object operating schema</text:span>” (OOS) from scratch.</text:p>
        </text:list-item>
        <text:list-item>
          <text:p text:style-name="P22">Learned about certain <text:span text:style-name="T22">https response headers responsible for security</text:span> while trying to override them—failed obviously.</text:p>
        </text:list-item>
      </text:list>
      <text:p text:style-name="P13">Worked on pyVisualize (visualization tool for python)</text:p>
      <text:list xml:id="list1386305078" text:style-name="L2">
        <text:list-item>
          <text:p text:style-name="P34">Implemented <text:span text:style-name="T22">constructor and method overloading</text:span> to <text:span text:style-name="T30">create</text:span> highly scalable, <text:span text:style-name="T22">richer libraries</text:span>.</text:p>
        </text:list-item>
        <text:list-item>
          <text:p text:style-name="P35">Implemented <text:span text:style-name="T22">FF</text:span><text:span text:style-name="T28">T</text:span><text:span text:style-name="T22"> and other algorithms</text:span> to <text:span text:style-name="T22">cut down slow iterable calculations.</text:span></text:p>
        </text:list-item>
        <text:list-item>
          <text:p text:style-name="P35">Learned the intrecacies of a 2D/3D rendering engine while trying to create one for pyVisualize.</text:p>
        </text:list-item>
      </text:list>
      <text:p text:style-name="P14">Worked on VSE(Virtual Stock Exchage)</text:p>
      <text:list xml:id="list4026223478" text:style-name="L3">
        <text:list-item>
          <text:p text:style-name="P23">Implemented <text:span text:style-name="T22">techniques </text:span><text:span text:style-name="T14">employed in </text:span><text:span text:style-name="T28">aggretation, storage, and manipulation of big data.</text:span></text:p>
        </text:list-item>
        <text:list-item>
          <text:p text:style-name="P24"><text:span text:style-name="T22">C</text:span><text:span text:style-name="T26">ut server load by 23%</text:span><text:span text:style-name="T16"> by building an </text:span><text:span text:style-name="T26">unconventional</text:span><text:span text:style-name="T16"> API and </text:span><text:span text:style-name="T26">query response methods</text:span><text:span text:style-name="T16">.</text:span></text:p>
        </text:list-item>
        <text:list-item>
          <text:p text:style-name="P24">Learned how a one-man company can be <text:span text:style-name="T22">scaled up</text:span> to eventually <text:span text:style-name="T22">deal with data </text:span><text:span text:style-name="T26">on</text:span><text:span text:style-name="T22"> a planetary scale</text:span>(like Google).</text:p>
        </text:list-item>
      </text:list>
      <text:p text:style-name="P1">Work<text:span text:style-name="T15">ing for Novateurtech Nov 22 - Present</text:span></text:p>
      <text:list xml:id="list3871837331" text:style-name="L5">
        <text:list-item>
          <text:p text:style-name="P25">Created an entire platform for <text:span text:style-name="T22">big data analysis and query</text:span> for biotech companies.</text:p>
        </text:list-item>
        <text:list-item>
          <text:p text:style-name="P25">Working on <text:span text:style-name="T22">API optimization</text:span> to cutdown <text:span text:style-name="T16">cpu usage and </text:span><text:span text:style-name="T26">improve current data algorithms.</text:span></text:p>
        </text:list-item>
      </text:list>
      <text:p text:style-name="P15">Worked for Digifond Solutions Oct 22 – Dec 5</text:p>
      <text:list xml:id="list1464102762" text:style-name="L6">
        <text:list-item>
          <text:p text:style-name="P26">Created a <text:span text:style-name="T22">scalable platform</text:span> for <text:span text:style-name="T22">financial data analysis</text:span> and interest calculation from scratch. </text:p>
        </text:list-item>
        <text:list-item>
          <text:p text:style-name="P26"><text:span text:style-name="T22">Cut server load by 13% </text:span>and <text:span text:style-name="T22">response time by 21%</text:span> by <text:span text:style-name="T22">creating a new request payload communication schema</text:span> to <text:span text:style-name="T29">reduce the number of bytes transferred</text:span> to and from the server.</text:p>
        </text:list-item>
        <text:list-item>
          <text:p text:style-name="P27">Witnessed the <text:span text:style-name="T22">intense QA testing</text:span> process that goes in to making sure that financial calculations and data are <text:span text:style-name="T22">accurate</text:span> down to the last digit and <text:span text:style-name="T22">met with all standards.</text:span></text:p>
        </text:list-item>
      </text:list>
      <text:p text:style-name="P4"><text:soft-page-break/>Academics</text:p>
      <text:p text:style-name="P11"><text:span text:style-name="T17">U</text:span>nweighted GPA: <text:span text:style-name="T18">4.0</text:span></text:p>
      <text:p text:style-name="P21">SAT Reading/Writing: 690 |SAT Math: 800</text:p>
      <text:list xml:id="list130409012039834" text:continue-numbering="true" text:style-name="L6">
        <text:list-item>
          <text:p text:style-name="P28">Majoring in Aerospace Engineering</text:p>
        </text:list-item>
        <text:list-item>
          <text:p text:style-name="P28">Took quan<text:span text:style-name="T19">t</text:span>um mechanics and statistics to build <text:span text:style-name="T22">intuition </text:span><text:span text:style-name="T24">on</text:span><text:span text:style-name="T22"> big data analysis</text:span></text:p>
        </text:list-item>
        <text:list-item>
          <text:p text:style-name="P28">Has <text:span text:style-name="T19">strong</text:span> science and math foundation with <text:span text:style-name="T22">perpectual curiosity</text:span></text:p>
        </text:list-item>
        <text:list-item>
          <text:p text:style-name="P36"><text:span text:style-name="T4">Gained extensive knowledge in </text:span><text:span text:style-name="T10">multidisciplinary </text:span><text:span text:style-name="T12">fields</text:span></text:p>
        </text:list-item>
        <text:list-item>
          <text:p text:style-name="P29">Has deep passion for science and math.</text:p>
        </text:list-item>
      </text:list>
      <text:p text:style-name="P3"/>
      <text:p text:style-name="P3">Why hire me dispite my lack of experience?</text:p>
      <text:p text:style-name="P16">Robust academic foundation coupled with perpectual curiosity</text:p>
      <text:list xml:id="list130409448027778" text:continue-numbering="true" text:style-name="L6">
        <text:list-item>
          <text:p text:style-name="P29">Has a strong academic foundation and the <text:span text:style-name="T22">right approach to solving problems</text:span></text:p>
        </text:list-item>
        <text:list-item>
          <text:p text:style-name="P30">Gained knowledge in many <text:span text:style-name="T29">multidisciplinary fields</text:span> to help <text:span text:style-name="T22">think of a problem from multuple avenues.</text:span></text:p>
        </text:list-item>
        <text:list-item>
          <text:p text:style-name="P30">Perpectual curiosity to help device <text:span text:style-name="T22">ingenious solutions</text:span> to complex real world problems.</text:p>
        </text:list-item>
      </text:list>
      <text:p text:style-name="P17">A shallow, exponential learning curve</text:p>
      <text:list xml:id="list130408034154606" text:continue-numbering="true" text:style-name="L6">
        <text:list-item>
          <text:p text:style-name="P31">Throughout my <text:span text:style-name="T29">6 months of work history, </text:span>I’ve gained about <text:span text:style-name="T22">4 years worth of hands on industry experience</text:span><text:span text:style-name="T29">.</text:span></text:p>
        </text:list-item>
        <text:list-item>
          <text:p text:style-name="P37"><text:span text:style-name="T6">With every project I completed, I’ve </text:span><text:span text:style-name="T8">surpassed my previous record</text:span><text:span text:style-name="T6"> by applying previous exp gained to new projects.</text:span></text:p>
        </text:list-item>
      </text:list>
      <text:p text:style-name="P18">Dedication and Flexibility</text:p>
      <text:list xml:id="list130409049724668" text:continue-numbering="true" text:style-name="L6">
        <text:list-item>
          <text:p text:style-name="P32">Over my 6 months of employment, I’ve written and edited <text:span text:style-name="T22">over 800,000 lines of code</text:span>. About <text:span text:style-name="T22">30,000 on average per week</text:span> with a margin of 15,000 depending on the work.</text:p>
        </text:list-item>
        <text:list-item>
          <text:p text:style-name="P32">My work schedule and work style have changed everytime according to the clients requirements thus making me the <text:span text:style-name="T22">most flexible person</text:span> on the team.</text:p>
        </text:list-item>
      </text:list>
      <text:p text:style-name="P18">Compensation</text:p>
      <text:list xml:id="list130408550328615" text:continue-numbering="true" text:style-name="L6">
        <text:list-item>
          <text:p text:style-name="P33">I’m still new to this business so I’m willing to work for quite a <text:span text:style-name="T22">meager price</text:span>.</text:p>
        </text:list-item>
      </text:list>
      <text:p text:style-name="P6"/>
      <text:p text:style-name="P2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3cm" fo:margin-right="1.4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1:57:19.640225600</meta:creation-date>
    <dc:date>2020-12-06T13:04:07.901847922</dc:date>
    <meta:editing-duration>PT8M4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44" meta:word-count="494" meta:character-count="3141" meta:non-whitespace-character-count="2683"/>
  </office:meta>
</office:document-meta>
</file>